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2984in"/>
    </style:style>
    <style:style style:name="co9" style:family="table-column">
      <style:table-column-properties fo:break-before="auto" style:column-width="2.0492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38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foundation_type</text:p>
          </table:table-cell>
          <table:table-cell office:value-type="string" calcext:value-type="string">
            <text:p>foundation_installation_start</text:p>
          </table:table-cell>
          <table:table-cell office:value-type="string" calcext:value-type="string">
            <text:p>foundation_installation_end</text:p>
          </table:table-cell>
          <table:table-cell office:value-type="string" calcext:value-type="string">
            <text:p>foundation_installation_vesse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0-01-09" calcext:value-type="date">
            <text:p>2000-01-09</text:p>
          </table:table-cell>
          <table:table-cell table:style-name="ce3" office:value-type="date" office:date-value="2000-09-30" calcext:value-type="date">
            <text:p>2000-09-30</text:p>
          </table:table-cell>
          <table:table-cell office:value-type="string" calcext:value-type="string">
            <text:p>Wi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0-01-10" calcext:value-type="date">
            <text:p>2000-01-10</text:p>
          </table:table-cell>
          <table:table-cell table:style-name="ce3" office:value-type="date" office:date-value="2000-11-30" calcext:value-type="date">
            <text:p>2000-11-30</text:p>
          </table:table-cell>
          <table:table-cell office:value-type="string" calcext:value-type="string">
            <text:p>Eide Barge 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1-01-05" calcext:value-type="date">
            <text:p>2001-01-05</text:p>
          </table:table-cell>
          <table:table-cell table:style-name="ce3" office:value-type="date" office:date-value="2001-06-25" calcext:value-type="date">
            <text:p>2001-06-25</text:p>
          </table:table-cell>
          <table:table-cell office:value-type="string" calcext:value-type="string">
            <text:p>Excalibu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2-03-30" calcext:value-type="date">
            <text:p>2002-03-30</text:p>
          </table:table-cell>
          <table:table-cell table:style-name="ce3" office:value-type="date" office:date-value="2002-03-08" calcext:value-type="date">
            <text:p>2002-03-08</text:p>
          </table:table-cell>
          <table:table-cell office:value-type="string" calcext:value-type="string">
            <text:p>Buzzard, Wi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2-01-06" calcext:value-type="date">
            <text:p>2002-01-06</text:p>
          </table:table-cell>
          <table:table-cell table:style-name="ce3" office:value-type="date" office:date-value="2003-01-07" calcext:value-type="date">
            <text:p>2003-01-07</text:p>
          </table:table-cell>
          <table:table-cell office:value-type="string" calcext:value-type="string">
            <text:p>Eide Barge 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2-04-10" calcext:value-type="date">
            <text:p>2002-04-10</text:p>
          </table:table-cell>
          <table:table-cell table:style-name="ce3" office:value-type="date" office:date-value="2002-05-11" calcext:value-type="date">
            <text:p>2002-05-11</text:p>
          </table:table-cell>
          <table:table-cell office:value-type="string" calcext:value-type="string">
            <text:p>Vagan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07-04" calcext:value-type="date">
            <text:p>2003-07-04</text:p>
          </table:table-cell>
          <table:table-cell table:style-name="ce3" office:value-type="date" office:date-value="2003-08-15" calcext:value-type="date">
            <text:p>2003-08-15</text:p>
          </table:table-cell>
          <table:table-cell office:value-type="string" calcext:value-type="string">
            <text:p>Excalibur, The Wi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07-16" calcext:value-type="date">
            <text:p>2003-07-16</text:p>
          </table:table-cell>
          <table:table-cell table:style-name="ce3" office:value-type="date" office:date-value="2003-08-31" calcext:value-type="date">
            <text:p>2003-08-31</text:p>
          </table:table-cell>
          <table:table-cell office:value-type="string" calcext:value-type="string">
            <text:p>Sea J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10-20" calcext:value-type="date">
            <text:p>2003-10-20</text:p>
          </table:table-cell>
          <table:table-cell table:style-name="ce3" office:value-type="date" office:date-value="2004-06-01" calcext:value-type="date">
            <text:p>2004-06-01</text:p>
          </table:table-cell>
          <table:table-cell office:value-type="string" calcext:value-type="string">
            <text:p>Sea Jac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4-08-22" calcext:value-type="date">
            <text:p>2004-08-22</text:p>
          </table:table-cell>
          <table:table-cell table:style-name="ce3" office:value-type="date" office:date-value="2004-10-19" calcext:value-type="date">
            <text:p>2004-10-19</text:p>
          </table:table-cell>
          <table:table-cell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5-05-15" calcext:value-type="date">
            <text:p>2005-05-15</text:p>
          </table:table-cell>
          <table:table-cell table:style-name="ce3" office:value-type="date" office:date-value="2005-11-15" calcext:value-type="date">
            <text:p>2005-11-15</text:p>
          </table:table-cell>
          <table:table-cell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6-11-01" calcext:value-type="date">
            <text:p>2006-11-01</text:p>
          </table:table-cell>
          <table:table-cell table:style-name="ce3" office:value-type="date" office:date-value="2007-02-26" calcext:value-type="date">
            <text:p>2007-02-26</text:p>
          </table:table-cell>
          <table:table-cell office:value-type="string" calcext:value-type="string">
            <text:p>Eide Barge 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3-04" calcext:value-type="date">
            <text:p>2006-03-04</text:p>
          </table:table-cell>
          <table:table-cell table:style-name="ce3" office:value-type="date" office:date-value="2006-07-28" calcext:value-type="date">
            <text:p>2006-07-28</text:p>
          </table:table-cell>
          <table:table-cell office:value-type="string" calcext:value-type="string">
            <text:p>Svan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5-06" calcext:value-type="date">
            <text:p>2006-05-06</text:p>
          </table:table-cell>
          <table:table-cell table:style-name="ce3" office:value-type="date" office:date-value="2006-07-30" calcext:value-type="date">
            <text:p>2006-07-30</text:p>
          </table:table-cell>
          <table:table-cell office:value-type="string" calcext:value-type="string">
            <text:p>Sea Jac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06-07-15" calcext:value-type="date">
            <text:p>2006-07-15</text:p>
          </table:table-cell>
          <table:table-cell table:style-name="ce3" office:value-type="date" office:date-value="2006-07-31" calcext:value-type="date">
            <text:p>2006-07-31</text:p>
          </table:table-cell>
          <table:table-cell office:value-type="string" calcext:value-type="string">
            <text:p>Rambi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9-22" calcext:value-type="date">
            <text:p>2006-09-22</text:p>
          </table:table-cell>
          <table:table-cell table:style-name="ce3" office:value-type="date" office:date-value="2007-03-26" calcext:value-type="date">
            <text:p>2007-03-26</text:p>
          </table:table-cell>
          <table:table-cell office:value-type="string" calcext:value-type="string">
            <text:p>Sea Jac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7-04-15" calcext:value-type="date">
            <text:p>2007-04-15</text:p>
          </table:table-cell>
          <table:table-cell table:style-name="ce3" office:value-type="date" office:date-value="2007-05-12" calcext:value-type="date">
            <text:p>2007-05-12</text:p>
          </table:table-cell>
          <table:table-cell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7-09-15" calcext:value-type="date">
            <text:p>2007-09-15</text:p>
          </table:table-cell>
          <table:table-cell table:style-name="ce3" office:value-type="date" office:date-value="2009-09-01" calcext:value-type="date">
            <text:p>2009-09-01</text:p>
          </table:table-cell>
          <table:table-cell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8-04-26" calcext:value-type="date">
            <text:p>2008-04-26</text:p>
          </table:table-cell>
          <table:table-cell table:style-name="ce3" office:value-type="date" office:date-value="2008-06-06" calcext:value-type="date">
            <text:p>2008-06-06</text:p>
          </table:table-cell>
          <table:table-cell office:value-type="string" calcext:value-type="string">
            <text:p>Rambiz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04-29" calcext:value-type="date">
            <text:p>2008-04-29</text:p>
          </table:table-cell>
          <table:table-cell table:style-name="ce3" office:value-type="date" office:date-value="2008-05-08" calcext:value-type="date">
            <text:p>2008-05-08</text:p>
          </table:table-cell>
          <table:table-cell office:value-type="string" calcext:value-type="string">
            <text:p>Svane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05-13" calcext:value-type="date">
            <text:p>2008-05-13</text:p>
          </table:table-cell>
          <table:table-cell table:style-name="ce3" office:value-type="date" office:date-value="2008-07-10" calcext:value-type="date">
            <text:p>2008-07-10</text:p>
          </table:table-cell>
          <table:table-cell office:value-type="string" calcext:value-type="string">
            <text:p>Sea Jac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10-14" calcext:value-type="date">
            <text:p>2008-10-14</text:p>
          </table:table-cell>
          <table:table-cell table:style-name="ce3" office:value-type="date" office:date-value="2008-12-31" calcext:value-type="date">
            <text:p>2008-12-31</text:p>
          </table:table-cell>
          <table:table-cell office:value-type="string" calcext:value-type="string">
            <text:p>Svanen, Excalib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10-03-31" calcext:value-type="date">
            <text:p>2010-03-31</text:p>
          </table:table-cell>
          <table:table-cell office:value-type="string" calcext:value-type="string">
            <text:p>Sea Jacks, Resolutio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9-01-04" calcext:value-type="date">
            <text:p>2009-01-04</text:p>
          </table:table-cell>
          <table:table-cell table:style-name="ce3" office:value-type="date" office:date-value="2010-01-02" calcext:value-type="date">
            <text:p>2010-01-02</text:p>
          </table:table-cell>
          <table:table-cell office:value-type="string" calcext:value-type="string">
            <text:p>Eide Barge 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09-04-17" calcext:value-type="date">
            <text:p>2009-04-17</text:p>
          </table:table-cell>
          <table:table-cell table:style-name="ce3" office:value-type="date" office:date-value="2009-01-06" calcext:value-type="date">
            <text:p>2009-01-06</text:p>
          </table:table-cell>
          <table:table-cell office:value-type="string" calcext:value-type="string">
            <text:p>Odin, JB1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09-01-09" calcext:value-type="date">
            <text:p>2009-01-09</text:p>
          </table:table-cell>
          <table:table-cell table:style-name="ce3" office:value-type="date" office:date-value="2009-07-09" calcext:value-type="date">
            <text:p>2009-07-09</text:p>
          </table:table-cell>
          <table:table-cell office:value-type="string" calcext:value-type="string">
            <text:p>Buzzard, JB115, Thial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9-01-09" calcext:value-type="date">
            <text:p>2009-01-09</text:p>
          </table:table-cell>
          <table:table-cell table:style-name="ce3" office:value-type="date" office:date-value="2009-09-15" calcext:value-type="date">
            <text:p>2009-09-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2-09" calcext:value-type="date">
            <text:p>2009-02-09</text:p>
          </table:table-cell>
          <table:table-cell table:style-name="ce3" office:value-type="date" office:date-value="2010-02-16" calcext:value-type="date">
            <text:p>2010-02-16</text:p>
          </table:table-cell>
          <table:table-cell office:value-type="string" calcext:value-type="string">
            <text:p>Svanen, JB1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8-10" calcext:value-type="date">
            <text:p>2009-08-10</text:p>
          </table:table-cell>
          <table:table-cell table:style-name="ce3" office:value-type="date" office:date-value="2010-08-09" calcext:value-type="date">
            <text:p>2010-08-09</text:p>
          </table:table-cell>
          <table:table-cell office:value-type="string" calcext:value-type="string">
            <text:p>Stanislav Yudin, Javelin, Leviathan,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2-04" calcext:value-type="date">
            <text:p>2010-02-04</text:p>
          </table:table-cell>
          <table:table-cell table:style-name="ce3" office:value-type="date" office:date-value="2010-08-17" calcext:value-type="date">
            <text:p>2010-08-17</text:p>
          </table:table-cell>
          <table:table-cell office:value-type="string" calcext:value-type="string">
            <text:p>Goliath, Vagan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ile</text:p>
          </table:table-cell>
          <table:table-cell table:style-name="ce3" office:value-type="date" office:date-value="2010-07-04" calcext:value-type="date">
            <text:p>2010-07-04</text:p>
          </table:table-cell>
          <table:table-cell table:style-name="ce3" office:value-type="date" office:date-value="2013-08-05" calcext:value-type="date">
            <text:p>2013-08-05</text:p>
          </table:table-cell>
          <table:table-cell office:value-type="string" calcext:value-type="string">
            <text:p>Wind Lift I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5-05" calcext:value-type="date">
            <text:p>2010-05-05</text:p>
          </table:table-cell>
          <table:table-cell table:style-name="ce3" office:value-type="date" office:date-value="2010-10-07" calcext:value-type="date">
            <text:p>2010-10-07</text:p>
          </table:table-cell>
          <table:table-cell office:value-type="string" calcext:value-type="string">
            <text:p>Sea Work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6-25" calcext:value-type="date">
            <text:p>2010-06-25</text:p>
          </table:table-cell>
          <table:table-cell table:style-name="ce3" office:value-type="date" office:date-value="2011-08-21" calcext:value-type="date">
            <text:p>2011-08-21</text:p>
          </table:table-cell>
          <table:table-cell office:value-type="string" calcext:value-type="string">
            <text:p>Svanen, Oleg Strashnov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0-07-22" calcext:value-type="date">
            <text:p>2010-07-22</text:p>
          </table:table-cell>
          <table:table-cell table:style-name="ce3" office:value-type="date" office:date-value="2010-10-24" calcext:value-type="date">
            <text:p>2010-10-24</text:p>
          </table:table-cell>
          <table:table-cell office:value-type="string" calcext:value-type="string">
            <text:p>Buzzard, Rambiz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1-03" calcext:value-type="date">
            <text:p>2011-01-03</text:p>
          </table:table-cell>
          <table:table-cell table:style-name="ce3" office:value-type="date" office:date-value="2012-10-19" calcext:value-type="date">
            <text:p>2012-10-19</text:p>
          </table:table-cell>
          <table:table-cell office:value-type="string" calcext:value-type="string">
            <text:p>Sea Worker, Adventure, Svanen, Sea Jack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3-29" calcext:value-type="date">
            <text:p>2011-03-29</text:p>
          </table:table-cell>
          <table:table-cell table:style-name="ce3" office:value-type="date" office:date-value="2012-06-15" calcext:value-type="date">
            <text:p>2012-06-15</text:p>
          </table:table-cell>
          <table:table-cell office:value-type="string" calcext:value-type="string">
            <text:p>Resolution, JB1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1-06-04" calcext:value-type="date">
            <text:p>2011-06-04</text:p>
          </table:table-cell>
          <table:table-cell table:style-name="ce3" office:value-type="date" office:date-value="2011-09-28" calcext:value-type="date">
            <text:p>2011-09-28</text:p>
          </table:table-cell>
          <table:table-cell office:value-type="string" calcext:value-type="string">
            <text:p>Buzzard, Rambiz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7-04" calcext:value-type="date">
            <text:p>2011-07-04</text:p>
          </table:table-cell>
          <table:table-cell table:style-name="ce3" office:value-type="date" office:date-value="2011-06-08" calcext:value-type="date">
            <text:p>2011-06-08</text:p>
          </table:table-cell>
          <table:table-cell office:value-type="string" calcext:value-type="string">
            <text:p>Svanen, Goliath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11-01-09" calcext:value-type="date">
            <text:p>2011-01-09</text:p>
          </table:table-cell>
          <table:table-cell table:style-name="ce3" office:value-type="date" office:date-value="2013-04-24" calcext:value-type="date">
            <text:p>2013-04-24</text:p>
          </table:table-cell>
          <table:table-cell office:value-type="string" calcext:value-type="string">
            <text:p>Goliath, Oleg Strashnov, Stanislav Yudi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12-30" calcext:value-type="date">
            <text:p>2011-12-30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Svanen, Javeli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6-02" calcext:value-type="date">
            <text:p>2012-06-02</text:p>
          </table:table-cell>
          <table:table-cell table:style-name="ce3" office:value-type="date" office:date-value="2012-01-12" calcext:value-type="date">
            <text:p>2012-01-12</text:p>
          </table:table-cell>
          <table:table-cell office:value-type="string" calcext:value-type="string">
            <text:p>Sea Jacks, JB1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2-02-03" calcext:value-type="date">
            <text:p>2012-02-03</text:p>
          </table:table-cell>
          <table:table-cell table:style-name="ce3" office:value-type="date" office:date-value="2012-05-29" calcext:value-type="date">
            <text:p>2012-05-29</text:p>
          </table:table-cell>
          <table:table-cell office:value-type="string" calcext:value-type="string">
            <text:p>Buzzard, Rambiz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10-06" calcext:value-type="date">
            <text:p>2012-10-06</text:p>
          </table:table-cell>
          <table:table-cell table:style-name="ce3" office:value-type="date" office:date-value="2012-07-09" calcext:value-type="date">
            <text:p>2012-07-09</text:p>
          </table:table-cell>
          <table:table-cell office:value-type="string" calcext:value-type="string">
            <text:p>Oleg Strashnov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5-08" calcext:value-type="date">
            <text:p>2012-05-08</text:p>
          </table:table-cell>
          <table:table-cell table:style-name="ce3" office:value-type="date" office:date-value="2014-04-23" calcext:value-type="date">
            <text:p>2014-04-23</text:p>
          </table:table-cell>
          <table:table-cell office:value-type="string" calcext:value-type="string">
            <text:p>Stanislav Yudin, Friedrich Ernestin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2-08-29" calcext:value-type="date">
            <text:p>2012-08-29</text:p>
          </table:table-cell>
          <table:table-cell table:style-name="ce3" office:value-type="date" office:date-value="2012-01-11" calcext:value-type="date">
            <text:p>2012-01-11</text:p>
          </table:table-cell>
          <table:table-cell office:value-type="string" calcext:value-type="string">
            <text:p>Rambiz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3-09" calcext:value-type="date">
            <text:p>2012-03-09</text:p>
          </table:table-cell>
          <table:table-cell table:style-name="ce3" office:value-type="date" office:date-value="2013-06-29" calcext:value-type="date">
            <text:p>2013-06-29</text:p>
          </table:table-cell>
          <table:table-cell office:value-type="string" calcext:value-type="string">
            <text:p>Zaratan, Leviathan, Oleg Strashnov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12-09-09" calcext:value-type="date">
            <text:p>2012-09-09</text:p>
          </table:table-cell>
          <table:table-cell table:style-name="ce3" office:value-type="date" office:date-value="2014-01-01" calcext:value-type="date">
            <text:p>2014-01-01</text:p>
          </table:table-cell>
          <table:table-cell office:value-type="string" calcext:value-type="string">
            <text:p>Innovation, Stanislav Yudin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9-17" calcext:value-type="date">
            <text:p>2012-09-17</text:p>
          </table:table-cell>
          <table:table-cell table:style-name="ce3" office:value-type="date" office:date-value="2012-09-29" calcext:value-type="date">
            <text:p>2012-09-29</text:p>
          </table:table-cell>
          <table:table-cell office:value-type="string" calcext:value-type="string">
            <text:p>Ballast Nedam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2-12-16" calcext:value-type="date">
            <text:p>2012-12-16</text:p>
          </table:table-cell>
          <table:table-cell table:style-name="ce3" office:value-type="date" office:date-value="2014-03-14" calcext:value-type="date">
            <text:p>2014-03-14</text:p>
          </table:table-cell>
          <table:table-cell office:value-type="string" calcext:value-type="string">
            <text:p>Victoria Mathi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3-02-01" calcext:value-type="date">
            <text:p>2013-02-01</text:p>
          </table:table-cell>
          <table:table-cell table:style-name="ce3"/>
          <table:table-cell office:value-type="string" calcext:value-type="string">
            <text:p>Paciﬁc Ospre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7-02" calcext:value-type="date">
            <text:p>2013-07-02</text:p>
          </table:table-cell>
          <table:table-cell table:style-name="ce3" office:value-type="date" office:date-value="2013-12-13" calcext:value-type="date">
            <text:p>2013-12-13</text:p>
          </table:table-cell>
          <table:table-cell office:value-type="string" calcext:value-type="string">
            <text:p>Seafox 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11-04" calcext:value-type="date">
            <text:p>2013-11-04</text:p>
          </table:table-cell>
          <table:table-cell table:style-name="ce3" office:value-type="date" office:date-value="2013-09-09" calcext:value-type="date">
            <text:p>2013-09-09</text:p>
          </table:table-cell>
          <table:table-cell office:value-type="string" calcext:value-type="string">
            <text:p>Neptun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5-16" calcext:value-type="date">
            <text:p>2013-05-16</text:p>
          </table:table-cell>
          <table:table-cell table:style-name="ce3" office:value-type="date" office:date-value="2013-10-26" calcext:value-type="date">
            <text:p>2013-10-26</text:p>
          </table:table-cell>
          <table:table-cell office:value-type="string" calcext:value-type="string">
            <text:p>Paciﬁc Orca, Sea Installe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BW Baltic II (J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office:value-type="float" office:value="147.6" calcext:value-type="float">
            <text:p>147.6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3-08-16" calcext:value-type="date">
            <text:p>2013-08-16</text:p>
          </table:table-cell>
          <table:table-cell table:style-name="ce3" office:value-type="date" office:date-value="2015-01-26" calcext:value-type="date">
            <text:p>2015-01-26</text:p>
          </table:table-cell>
          <table:table-cell office:value-type="string" calcext:value-type="string">
            <text:p>Goliath, Taklift 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8-19" calcext:value-type="date">
            <text:p>2013-08-19</text:p>
          </table:table-cell>
          <table:table-cell table:style-name="ce3" office:value-type="date" office:date-value="2015-05-01" calcext:value-type="date">
            <text:p>2015-05-01</text:p>
          </table:table-cell>
          <table:table-cell office:value-type="string" calcext:value-type="string">
            <text:p>Resolution, Discovery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1-10" calcext:value-type="date">
            <text:p>2013-01-10</text:p>
          </table:table-cell>
          <table:table-cell table:style-name="ce3" office:value-type="date" office:date-value="2014-07-11" calcext:value-type="date">
            <text:p>2014-07-11</text:p>
          </table:table-cell>
          <table:table-cell office:value-type="string" calcext:value-type="string">
            <text:p>Svane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5-01" calcext:value-type="date">
            <text:p>2014-05-01</text:p>
          </table:table-cell>
          <table:table-cell table:style-name="ce3" office:value-type="date" office:date-value="2015-08-24" calcext:value-type="date">
            <text:p>2015-08-24</text:p>
          </table:table-cell>
          <table:table-cell office:value-type="string" calcext:value-type="string">
            <text:p>Svanen, Discovery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1-19" calcext:value-type="date">
            <text:p>2014-01-19</text:p>
          </table:table-cell>
          <table:table-cell table:style-name="ce3" office:value-type="date" office:date-value="2014-07-29" calcext:value-type="date">
            <text:p>2014-07-29</text:p>
          </table:table-cell>
          <table:table-cell office:value-type="string" calcext:value-type="string">
            <text:p>Paciﬁc Orc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2-22" calcext:value-type="date">
            <text:p>2014-02-22</text:p>
          </table:table-cell>
          <table:table-cell table:style-name="ce3" office:value-type="date" office:date-value="2014-05-26" calcext:value-type="date">
            <text:p>2014-05-26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4.9" calcext:value-type="float">
            <text:p>54.9000</text:p>
          </table:table-cell>
          <table:table-cell table:style-name="ce2" office:value-type="float" office:value="7.75" calcext:value-type="float">
            <text:p>7.750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3-29" calcext:value-type="date">
            <text:p>2014-03-29</text:p>
          </table:table-cell>
          <table:table-cell table:style-name="ce3" office:value-type="date" office:date-value="2014-09-18" calcext:value-type="date">
            <text:p>2014-09-18</text:p>
          </table:table-cell>
          <table:table-cell office:value-type="string" calcext:value-type="string">
            <text:p>Svanen, Javelin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7-30" calcext:value-type="date">
            <text:p>2014-07-30</text:p>
          </table:table-cell>
          <table:table-cell table:style-name="ce3" office:value-type="date" office:date-value="2014-10-17" calcext:value-type="date">
            <text:p>2014-10-17</text:p>
          </table:table-cell>
          <table:table-cell office:value-type="string" calcext:value-type="string">
            <text:p>Aeolu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3-15" calcext:value-type="date">
            <text:p>2015-03-15</text:p>
          </table:table-cell>
          <table:table-cell table:style-name="ce3" office:value-type="date" office:date-value="2015-05-23" calcext:value-type="date">
            <text:p>2015-05-23</text:p>
          </table:table-cell>
          <table:table-cell office:value-type="string" calcext:value-type="string">
            <text:p>Crane on a barge,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11-04" calcext:value-type="date">
            <text:p>2015-11-04</text:p>
          </table:table-cell>
          <table:table-cell table:style-name="ce3" office:value-type="date" office:date-value="2015-09-16" calcext:value-type="date">
            <text:p>2015-09-16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1-05" calcext:value-type="date">
            <text:p>2015-01-05</text:p>
          </table:table-cell>
          <table:table-cell table:style-name="ce3" office:value-type="date" office:date-value="2015-05-23" calcext:value-type="date">
            <text:p>2015-05-23</text:p>
          </table:table-cell>
          <table:table-cell office:value-type="string" calcext:value-type="string">
            <text:p>Neptun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1-07" calcext:value-type="date">
            <text:p>2015-01-07</text:p>
          </table:table-cell>
          <table:table-cell table:style-name="ce3" office:value-type="date" office:date-value="2015-10-17" calcext:value-type="date">
            <text:p>2015-10-17</text:p>
          </table:table-cell>
          <table:table-cell office:value-type="string" calcext:value-type="string">
            <text:p>Aeolus, Paciﬁc Osprey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6-08" calcext:value-type="date">
            <text:p>2015-06-08</text:p>
          </table:table-cell>
          <table:table-cell table:style-name="ce3" office:value-type="date" office:date-value="2016-12-02" calcext:value-type="date">
            <text:p>2016-12-02</text:p>
          </table:table-cell>
          <table:table-cell office:value-type="string" calcext:value-type="string">
            <text:p>Paciﬁc Orca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12-13" calcext:value-type="date">
            <text:p>2015-12-13</text:p>
          </table:table-cell>
          <table:table-cell table:style-name="ce3" office:value-type="date" office:date-value="2016-04-17" calcext:value-type="date">
            <text:p>2016-04-17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1-25" calcext:value-type="date">
            <text:p>2016-01-25</text:p>
          </table:table-cell>
          <table:table-cell table:style-name="ce3" office:value-type="date" office:date-value="2016-08-11" calcext:value-type="date">
            <text:p>2016-08-11</text:p>
          </table:table-cell>
          <table:table-cell office:value-type="string" calcext:value-type="string">
            <text:p>Paciﬁc Orca, Discovery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3-31" calcext:value-type="date">
            <text:p>2016-03-31</text:p>
          </table:table-cell>
          <table:table-cell table:style-name="ce3" office:value-type="date" office:date-value="2016-10-26" calcext:value-type="date">
            <text:p>2016-10-26</text:p>
          </table:table-cell>
          <table:table-cell office:value-type="string" calcext:value-type="string">
            <text:p>Scylla, Zaratan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2-04" calcext:value-type="date">
            <text:p>2016-02-04</text:p>
          </table:table-cell>
          <table:table-cell table:style-name="ce3" office:value-type="date" office:date-value="2016-03-08" calcext:value-type="date">
            <text:p>2016-03-08</text:p>
          </table:table-cell>
          <table:table-cell office:value-type="string" calcext:value-type="string">
            <text:p>Olev Strashnov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6-04-20" calcext:value-type="date">
            <text:p>2016-04-20</text:p>
          </table:table-cell>
          <table:table-cell table:style-name="ce3" office:value-type="date" office:date-value="2017-02-01" calcext:value-type="date">
            <text:p>2017-02-01</text:p>
          </table:table-cell>
          <table:table-cell office:value-type="string" calcext:value-type="string">
            <text:p>Giant 7, Taklift 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3-05" calcext:value-type="date">
            <text:p>2016-03-05</text:p>
          </table:table-cell>
          <table:table-cell table:style-name="ce3" office:value-type="date" office:date-value="2016-07-21" calcext:value-type="date">
            <text:p>2016-07-21</text:p>
          </table:table-cell>
          <table:table-cell office:value-type="string" calcext:value-type="string">
            <text:p>Victoria Matthia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5-18" calcext:value-type="date">
            <text:p>2016-05-18</text:p>
          </table:table-cell>
          <table:table-cell table:style-name="ce3" office:value-type="date" office:date-value="2016-09-22" calcext:value-type="date">
            <text:p>2016-09-22</text:p>
          </table:table-cell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5-29" calcext:value-type="date">
            <text:p>2016-05-29</text:p>
          </table:table-cell>
          <table:table-cell table:style-name="ce3" office:value-type="date" office:date-value="2016-07-21" calcext:value-type="date">
            <text:p>2016-07-21</text:p>
          </table:table-cell>
          <table:table-cell office:value-type="string" calcext:value-type="string">
            <text:p>Sva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6-28" calcext:value-type="date">
            <text:p>2016-06-28</text:p>
          </table:table-cell>
          <table:table-cell table:style-name="ce3" office:value-type="date" office:date-value="2017-01-22" calcext:value-type="date">
            <text:p>2017-01-22</text:p>
          </table:table-cell>
          <table:table-cell office:value-type="string" calcext:value-type="string">
            <text:p>Innovation, Neptun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12-26" calcext:value-type="date">
            <text:p>2016-12-26</text:p>
          </table:table-cell>
          <table:table-cell table:style-name="ce3" office:value-type="date" office:date-value="2017-03-28" calcext:value-type="date">
            <text:p>2017-03-28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3-30" calcext:value-type="date">
            <text:p>2017-03-30</text:p>
          </table:table-cell>
          <table:table-cell table:style-name="ce3" office:value-type="date" office:date-value="2017-08-15" calcext:value-type="date">
            <text:p>2017-08-15</text:p>
          </table:table-cell>
          <table:table-cell office:value-type="string" calcext:value-type="string">
            <text:p>Aeolus, Svane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3-30" calcext:value-type="date">
            <text:p>2017-03-30</text:p>
          </table:table-cell>
          <table:table-cell table:style-name="ce3" office:value-type="date" office:date-value="2017-08-15" calcext:value-type="date">
            <text:p>2017-08-15</text:p>
          </table:table-cell>
          <table:table-cell office:value-type="string" calcext:value-type="string">
            <text:p>Aeolus, Svanen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5-15" calcext:value-type="date">
            <text:p>2017-05-15</text:p>
          </table:table-cell>
          <table:table-cell table:style-name="ce3" office:value-type="date" office:date-value="2017-11-06" calcext:value-type="date">
            <text:p>2017-11-06</text:p>
          </table:table-cell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5-19" calcext:value-type="date">
            <text:p>2017-05-19</text:p>
          </table:table-cell>
          <table:table-cell table:style-name="ce3" office:value-type="date" office:date-value="2017-12-06" calcext:value-type="date">
            <text:p>2017-12-06</text:p>
          </table:table-cell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11-07" calcext:value-type="date">
            <text:p>2017-11-07</text:p>
          </table:table-cell>
          <table:table-cell table:style-name="ce3" office:value-type="date" office:date-value="2017-08-20" calcext:value-type="date">
            <text:p>2017-08-20</text:p>
          </table:table-cell>
          <table:table-cell office:value-type="string" calcext:value-type="string">
            <text:p>Tug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7-20" calcext:value-type="date">
            <text:p>2017-07-20</text:p>
          </table:table-cell>
          <table:table-cell table:style-name="ce3" office:value-type="date" office:date-value="2017-09-14" calcext:value-type="date">
            <text:p>2017-09-14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8-22" calcext:value-type="date">
            <text:p>2017-08-22</text:p>
          </table:table-cell>
          <table:table-cell table:style-name="ce3" office:value-type="date" office:date-value="2018-01-13" calcext:value-type="date">
            <text:p>2018-01-13</text:p>
          </table:table-cell>
          <table:table-cell office:value-type="string" calcext:value-type="string">
            <text:p>Fairplayer, Svanen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9-20" calcext:value-type="date">
            <text:p>2017-09-20</text:p>
          </table:table-cell>
          <table:table-cell table:style-name="ce3" office:value-type="date" office:date-value="2017-12-17" calcext:value-type="date">
            <text:p>2017-12-17</text:p>
          </table:table-cell>
          <table:table-cell office:value-type="string" calcext:value-type="string">
            <text:p>Crane, Matador 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SBJ</text:p>
          </table:table-cell>
          <table:table-cell table:style-name="ce3" office:value-type="date" office:date-value="2018-03-23" calcext:value-type="date">
            <text:p>2018-03-23</text:p>
          </table:table-cell>
          <table:table-cell table:style-name="ce3"/>
          <table:table-cell office:value-type="string" calcext:value-type="string">
            <text:p>Asian Hercules III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88]*[.F88]" office:value-type="float" office:value="112" calcext:value-type="float">
            <text:p>11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, Sea Installer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89]*[.F89]" office:value-type="float" office:value="30" calcext:value-type="float">
            <text:p>30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90]*[.F90]" office:value-type="float" office:value="448" calcext:value-type="float">
            <text:p>448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91]*[.F91]" office:value-type="float" office:value="752" calcext:value-type="float">
            <text:p>75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92]*[.F92]" office:value-type="float" office:value="12" calcext:value-type="float">
            <text:p>1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93]*[.F93]" office:value-type="float" office:value="260.4" calcext:value-type="float">
            <text:p>260.4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Scyll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94]*[.F94]" office:value-type="float" office:value="714" calcext:value-type="float">
            <text:p>714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Bokalift 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95]*[.F95]" office:value-type="float" office:value="497" calcext:value-type="float">
            <text:p>497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96]*[.F96]" office:value-type="float" office:value="406.7" calcext:value-type="float">
            <text:p>406.7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97]*[.F97]" office:value-type="float" office:value="1218" calcext:value-type="float">
            <text:p>1218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98]*[.F98]" office:value-type="float" office:value="576" calcext:value-type="float">
            <text:p>57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aule au Vent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99]*[.F99]" office:value-type="float" office:value="396" calcext:value-type="float">
            <text:p>39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, Sea Challenge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100]*[.F100]" office:value-type="float" office:value="950" calcext:value-type="float">
            <text:p>950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Scyll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101]*[.F101]" office:value-type="float" office:value="369.6" calcext:value-type="float">
            <text:p>369.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102]*[.F102]" office:value-type="float" office:value="218.5" calcext:value-type="float">
            <text:p>218.5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103]*[.F103]" office:value-type="float" office:value="496" calcext:value-type="float">
            <text:p>496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104]*[.F104]" office:value-type="float" office:value="202.56" calcext:value-type="float">
            <text:p>202.5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Stanislav Yudi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5]*[.F105]" office:value-type="float" office:value="640" calcext:value-type="float">
            <text:p>640</text:p>
          </table:table-cell>
          <table:table-cell office:value-type="string" calcext:value-type="string">
            <text:p>monopile</text:p>
          </table:table-cell>
          <table:table-cell table:number-columns-repeated="2"/>
          <table:table-cell office:value-type="string" calcext:value-type="string">
            <text:p>Sapura 3500, DLS 4200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L10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8">
      <number:minutes number:style="long"/>
      <number:text>:</number:text>
      <number:seconds number:style="long" number:decimal-places="1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4P0" style:volatile="true">
      <number:day number:style="long"/>
      <number:text>.</number:text>
      <number:month number:style="long"/>
      <number:text>.</number:text>
      <number:year/>
    </number:date-style>
    <number:text-style style:name="N154">
      <number:text-content/>
      <style:map style:condition="value()&lt;=1.7976931348623157E+308" style:apply-style-name="N154P0"/>
    </number:text-style>
    <number:date-style style:name="N152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52">
      <number:text-content/>
      <style:map style:condition="value()&lt;=1.7976931348623157E+308" style:apply-style-name="N152P0"/>
    </number:text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time-style style:name="N146">
      <number:hours/>
      <number:text>:</number:text>
      <number:minutes number:style="long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4">
      <number:number number:decimal-places="3" number:min-decimal-places="3"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 </number:text>
      <number:am-pm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">
      <number:number number:decimal-places="1" number:min-decimal-places="1" number:min-integer-digits="1"/>
    </number:number-style>
    <number:time-style style:name="N163">
      <number:minutes number:style="long"/>
      <number:text>:</number:text>
      <number:seconds number:style="long"/>
    </number:time-style>
    <number:date-style style:name="N134P0" style:volatile="true">
      <number:month number:style="long"/>
      <number:text>.</number:text>
      <number:day number:style="long"/>
      <number:text>.</number:text>
      <number:year/>
    </number:date-style>
    <number:text-style style:name="N134">
      <number:text-content/>
      <style:map style:condition="value()&lt;=1.7976931348623157E+308" style:apply-style-name="N134P0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date-style style:name="N137">
      <number:day/>
      <number:text>-</number:text>
      <number:month number:textual="true"/>
    </number:date-style>
    <number:date-style style:name="N167">
      <number:month/>
      <number:text>/</number:text>
      <number:day/>
      <number:text>/</number:text>
      <number:year number:style="long"/>
    </number:date-style>
    <number:number-style style:name="N138">
      <number:number number:decimal-places="4" number:min-decimal-places="4" number:min-integer-digits="1"/>
    </number:number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20T15:13:58.488418109</dc:date>
    <meta:editing-duration>PT37M45S</meta:editing-duration>
    <meta:editing-cycles>9</meta:editing-cycles>
    <meta:document-statistic meta:table-count="1" meta:cell-count="1108" meta:object-count="0"/>
  </office:meta>
</office:document-meta>
</file>